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4.55cm"/>
    </style:style>
    <style:style style:name="co4" style:family="table-column">
      <style:table-column-properties fo:break-before="auto" style:column-width="6.376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dbeaff" style:text-align-source="fix" style:repeat-content="false" fo:border-left="none" fo:border-right="0.071cm solid #cbcbcb" fo:border-top="non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3" style:family="table-cell" style:parent-style-name="Default" style:data-style-name="N0">
      <style:table-cell-properties fo:border-bottom="0.071cm solid #aaaaaa" fo:background-color="#efefef" style:text-align-source="fix" style:repeat-content="false" fo:border-left="none" fo:border-right="0.071cm solid #cbcbcb" fo:border-top="non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order-bottom="none" fo:background-color="#efefef" style:text-align-source="fix" style:repeat-content="false" fo:border-left="none" fo:border-right="0.071cm solid #cbcbcb" fo:border-top="non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order-bottom="0.071cm solid #aaaaaa" fo:background-color="#ffffff" style:text-align-source="fix" style:repeat-content="false" fo:border-left="none" fo:border-right="0.071cm solid #cbcbcb" fo:border-top="non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ackground-color="#efefef" style:text-align-source="fix" style:repeat-content="false" fo:wrap-option="wrap" fo:border-left="none" fo:border-right="0.071cm solid #cbcbcb" fo:border-top="non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-bottom="0.071cm solid #aaaaaa" fo:background-color="#ffffff" style:text-align-source="fix" style:repeat-content="false" fo:wrap-option="wrap" fo:border-left="none" fo:border-right="0.071cm solid #cbcbcb" fo:border-top="non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bottom="0.071cm solid #aaaaaa" fo:background-color="#ffffff" fo:border-left="none" fo:border-right="none" fo:border-top="none"/>
    </style:style>
    <style:style style:name="ce10" style:family="table-cell" style:parent-style-name="Default" style:data-style-name="N103">
      <style:table-cell-properties fo:border-bottom="none" fo:background-color="#efefef" style:text-align-source="fix" style:repeat-content="false" fo:border-left="none" fo:border-right="0.071cm solid #cbcbcb" fo:border-top="none" style:vertical-align="middle"/>
      <style:paragraph-properties fo:text-align="start" fo:margin-left="0cm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Collegamento_20_ipertestuale" style:data-style-name="N0">
      <style:table-cell-properties fo:background-color="#efefef"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odulo</text:p>
          </table:table-cell>
          <table:table-cell office:value-type="string">
            <text:p>Codice</text:p>
          </table:table-cell>
          <table:table-cell office:value-type="string">
            <text:p>Traduzio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ursepath</text:p>
          </table:table-cell>
          <table:table-cell office:value-type="string">
            <text:p>_NO_COURSEPATH_FOUND</text:p>
          </table:table-cell>
          <table:table-cell office:value-type="string">
            <text:p>Nessun percorso formativo trovat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NO_COURSEPATH_SELECTED</text:p>
          </table:table-cell>
          <table:table-cell office:value-type="string">
            <text:p>Nessun percorso formativo selezionat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etacertificate</text:p>
          </table:table-cell>
          <table:table-cell office:value-type="string">
            <text:p>_NEW_AGGREGATE_CERTIFICATE</text:p>
          </table:table-cell>
          <table:table-cell office:value-type="string">
            <text:p>Nuovo certificato aggregat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ASSOCIATES_AGGREGATE_CERTIFICATE</text:p>
          </table:table-cell>
          <table:table-cell office:value-type="string">
            <text:p>Associazioni certificati aggregat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AGGREGATE_CERTIFICATE_LIST</text:p>
          </table:table-cell>
          <table:table-cell office:value-type="string">
            <text:p>Lista certificati aggregat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ASSIGN_AGGREGATE_CERTIFICATE</text:p>
          </table:table-cell>
          <table:table-cell office:value-type="string">
            <text:p>Assegna certificati aggregati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_AGGRETATE_CERTIFICATES_ASSOCIATION_CAPTION</text:p>
          </table:table-cell>
          <table:table-cell office:value-type="string">
            <text:p>Associazione certificati aggregati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>
            <text:p>_NEW_ASSOCIATION_AGGRETATE_CERTIFICATE</text:p>
          </table:table-cell>
          <table:table-cell office:value-type="string">
            <text:p>Nuova associazio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standard</text:p>
          </table:table-cell>
          <table:table-cell table:style-name="ce5" office:value-type="string">
            <text:p>_COURSEPATHS</text:p>
          </table:table-cell>
          <table:table-cell table:style-name="ce7" office:value-type="string">
            <text:p>Percorsi formativi</text:p>
          </table:table-cell>
          <table:table-cell/>
          <table:table-cell table:style-name="ce7"/>
          <table:table-cell table:style-name="ce10"/>
          <table:table-cell table:style-name="ce12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>
            <text:p>standard</text:p>
          </table:table-cell>
          <table:table-cell table:style-name="ce6" office:value-type="string">
            <text:p>_COURSEPATH</text:p>
          </table:table-cell>
          <table:table-cell table:style-name="ce8" office:value-type="string">
            <text:p>Percorso formativo</text:p>
          </table:table-cell>
          <table:table-cell/>
          <table:table-cell table:style-name="ce9" table:number-columns-repeated="3"/>
          <table:table-cell table:number-columns-repeated="1015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>
        <table:table-column table:style-name="co2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3" table:style-name="ta2">
        <table:table-column table:style-name="co2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0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04P0"/>
    </number:currency-style>
    <number:date-style style:name="N10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8103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llegamento_20_ipertestuale" style:display-name="Collegamento ipertestual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11/10/2019</text:date>, <text:time>14.47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Gregorio Giorgino</meta:initial-creator>
    <dc:creator>Gregorio Giorgino</dc:creator>
    <meta:creation-date>2019-09-12T09:49:25Z</meta:creation-date>
    <dc:date>2019-10-11T14:47:46.80</dc:date>
    <meta:editing-cycles>7</meta:editing-cycles>
    <meta:editing-duration>PT6H41M16S</meta:editing-duration>
    <meta:document-statistic meta:table-count="3" meta:cell-count="27" meta:object-count="0"/>
  </office:meta>
</office:document-meta>
</file>